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000000" style:font-name="Segoe UI1" fo:font-size="36pt" fo:text-shadow="none" style:font-size-asian="36pt" style:font-size-complex="36pt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style:style style:name="T9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849</text:span></text:p>
            <text:p text:style-name="P1"><text:span text:style-name="T2">“</text:span><text:span text:style-name="T2">Praise the One Who Breaks the Dark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7.112cm" svg:x="1.524cm" svg:y="0.508cm">
          <draw:text-box>
            <text:p text:style-name="P1"><text:span text:style-name="T3">1. </text:span><text:span text:style-name="T4">Praise the One who </text:span><text:span text:style-name="T5">breaks the darkness</text:span><text:span text:style-name="T4"><text:line-break/></text:span><text:span text:style-name="T4">With a liberating light;</text:span><text:span text:style-name="T4"><text:line-break/></text:span><text:span text:style-name="T4">Praise the One who frees the pris’ners,</text:span><text:span text:style-name="T4"><text:line-break/></text:span><text:span text:style-name="T4">Turning blindness into s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146cm" svg:height="7.011cm" svg:x="1.524cm" svg:y="0.609cm">
          <draw:text-box>
            <text:p text:style-name="P1"><text:span text:style-name="T4">Praise the One who preached the Gospel,</text:span><text:span text:style-name="T4"><text:line-break/></text:span><text:span text:style-name="T4">Healing ev’ry dread disease,</text:span><text:span text:style-name="T4"><text:line-break/></text:span><text:span text:style-name="T4">Calming storms, and feeding thousands</text:span><text:span text:style-name="T4"><text:line-break/></text:span><text:span text:style-name="T4">With the very Bread of peace.</text:span><text:span text:style-name="T6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4" draw:layer="layout" svg:width="25.908cm" svg:height="7.011cm" svg:x="1.038cm" svg:y="0.508cm">
          <draw:text-box>
            <text:p text:style-name="P1"><text:span text:style-name="T3">2. </text:span><text:span text:style-name="T4">Praise the One who blessed the children</text:span><text:span text:style-name="T4"><text:line-break/></text:span><text:span text:style-name="T4">With a strong, yet gentle, word;</text:span><text:span text:style-name="T4"><text:line-break/></text:span><text:span text:style-name="T4">Praise the One who drove out demons</text:span><text:span text:style-name="T4"><text:line-break/></text:span><text:span text:style-name="T4">With the piercing, two-edged s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4" draw:layer="layout" svg:width="25.146cm" svg:height="7.011cm" svg:x="1.524cm" svg:y="0.508cm">
          <draw:text-box>
            <text:p text:style-name="P1"><text:span text:style-name="T4">Praise the One who brings cool water</text:span><text:span text:style-name="T4"><text:line-break/></text:span><text:span text:style-name="T4">To the desert’s burning sand;</text:span><text:span text:style-name="T4"><text:line-break/></text:span><text:span text:style-name="T4">From this Well comes living water,</text:span><text:span text:style-name="T4"><text:line-break/></text:span><text:span text:style-name="T4">Quenching thirst in ev’ry l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4" draw:layer="layout" svg:width="25.146cm" svg:height="7.011cm" svg:x="1.524cm" svg:y="0.508cm">
          <draw:text-box>
            <text:p text:style-name="P1"><text:span text:style-name="T3">3. </text:span><text:span text:style-name="T4">Let us praise the Word Incarnate,</text:span><text:span text:style-name="T4"><text:line-break/></text:span><text:span text:style-name="T4">Christ, who suffered in our place.</text:span><text:span text:style-name="T4"><text:line-break/></text:span><text:span text:style-name="T4">Jesus died and rose victorious</text:span><text:span text:style-name="T4"><text:line-break/></text:span><text:span text:style-name="T4">That we may know God by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5" draw:layer="layout" svg:width="24.384cm" svg:height="13.96cm" svg:x="1.778cm" svg:y="0.468cm">
          <draw:text-box>
            <text:p text:style-name="P1"><text:span text:style-name="T4">Let us sing for joy and gladness,</text:span><text:span text:style-name="T4"><text:line-break/></text:span><text:span text:style-name="T4">Seeing what our God has done;</text:span><text:span text:style-name="T4"><text:line-break/></text:span><text:span text:style-name="T4">Let us praise the true Redeemer,</text:span><text:span text:style-name="T4"><text:line-break/></text:span><text:span text:style-name="T4">Praise the One who makes us one.</text:span></text:p>
            <text:p text:style-name="P6"><text:span text:style-name="T7"><text:line-break/></text:span><text:span text:style-name="T7"/></text:p>
            <text:p text:style-name="P6"><text:span text:style-name="T8">© 1987 Hope Publishing Co. </text:span></text:p>
            <text:p text:style-name="P6"><text:span text:style-name="T8">Used by permission: </text:span></text:p>
            <text:p text:style-name="P6"><text:span text:style-name="T8">LSB Hymn License</text:span></text:p>
            <text:p text:style-name="P6"><text:span text:style-name="T8">.NET, no. 100011038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1:14:03.854000000</meta:creation-date>
    <dc:title>Hymn template</dc:title>
    <meta:editing-duration>PT27M18S</meta:editing-duration>
    <meta:editing-cycles>15</meta:editing-cycles>
    <meta:generator>LibreOffice/6.1.3.2$Windows_X86_64 LibreOffice_project/86daf60bf00efa86ad547e59e09d6bb77c699acb</meta:generator>
    <meta:initial-creator>Arthur Hoch</meta:initial-creator>
    <dc:date>2019-01-30T13:39:17.101000000</dc:date>
    <meta:document-statistic meta:object-count="127"/>
    <meta:template xlink:type="simple" xlink:actuate="onRequest" xlink:title="Hymn template" xlink:href="../../AppData/Roaming/LibreOffice/4/user/template/Worship%20Templsates/Hymn%20template.otp" meta:date="2014-12-04T11:14:03.526000000"/>
  </office:meta>
</office:document-meta>
</file>